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eb8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eb8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eb8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eb8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eb8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eb8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eb8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eb8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eb8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eb8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eb8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eb8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eb8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eb8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eb8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eb8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eb8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cos Vidal Peña Suá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1/200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23586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Vidal Pe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1320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1.0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47" meta:non-whitespace-character-count="981"/>
    <meta:template xlink:type="simple" xlink:actuate="onRequest" xlink:title="Normal" xlink:href=""/>
  </office:meta>
</office:document-meta>
</file>